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6354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2146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office:value-type="string" calcext:value-type="string">
            <text:p>Para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office:value-type="string" calcext:value-type="string">
            <text:p>null</text:p>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2" office:value-type="string" calcext:value-type="string">
            <text:p>null</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 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office:value-type="float" office:value="48" calcext:value-type="float">
            <text:p>48</text:p>
          </table:table-cell>
          <table:table-cell office:value-type="string" calcext:value-type="string">
            <text:p>null</text:p>
          </table:table-cell>
          <table:table-cell office:value-type="float" office:value="2000" calcext:value-type="float">
            <text:p>2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 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 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 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 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 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 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9">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2">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2">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2">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2">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2">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5000" calcext:value-type="float">
            <text:p>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office:value-type="string" calcext:value-type="string">
            <text:p>The foe is struck with an icy-cold beam of energy. It may also freeze the target solid.</text:p>
          </table:table-cell>
          <table:table-cell table:style-name="Default" office:value-type="string" calcext:value-type="string">
            <text:p>こごえる ビームを あいてに はっしゃして こうげきする。こおり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office:value-type="string" calcext:value-type="string">
            <text:p>A howling blizzard is summoned to strike the foe. It may also freeze the target solid.</text:p>
          </table:table-cell>
          <table:table-cell office:value-type="string" calcext:value-type="string">
            <text:p>はげしい ふぶきを あいてに ふきつけて こうげきする。こおり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office:value-type="string" calcext:value-type="string">
            <text:p>The foe is attacked with a powerful beam. The user must rest on the next turn to regain its energy.</text:p>
          </table:table-cell>
          <table:table-cell table:style-name="Default" office:value-type="string" calcext:value-type="string">
            <text:p>つよい こうせんを あいてに はっしゃして こうげきする。つぎの ターンは うごけなくなる。</text:p>
          </table:table-cell>
          <table:table-cell office:value-type="float" office:value="7500" calcext:value-type="float">
            <text:p>7500</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office:value-type="string" calcext:value-type="string">
            <text:p>A wondrous wall of light is put up to suppress damage from special attacks for five turns.</text:p>
          </table:table-cell>
          <table:table-cell office:value-type="string" calcext:value-type="string">
            <text:p>5ターンの あいだ ふしぎな かべで あいてから うける とくしゅ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office:value-type="string" calcext:value-type="string">
            <text:p>It enables the user to evade all attacks. Its chance of failing rises if it is used in succession.</text:p>
          </table:table-cell>
          <table:table-cell office:value-type="string" calcext:value-type="string">
            <text:p>あいての こうげきを まったく うけない。れんぞくで だすと しっぱい しやすい。</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office:value-type="string" calcext:value-type="string">
            <text:p>The user summons a heavy rain that falls for five turns, powering up Water-type moves.</text:p>
          </table:table-cell>
          <table:table-cell office:value-type="string" calcext:value-type="string">
            <text:p>5ターンの あいだ あめを ふらせて みず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office:value-type="string" calcext:value-type="string">
            <text:p>A nutrient-draining attack. The user's HP is restored by half the damage taken by the target.</text:p>
          </table:table-cell>
          <table:table-cell office:value-type="string" calcext:value-type="string">
            <text:p>ようぶんを すいとり こうげきする。あたえた ダメージの はんぶんの HPを かいふく 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office:value-type="string" calcext:value-type="string">
            <text:p>The user creates a protective field that prevents status problems like poison, paralysis, burn, and sleep.</text:p>
          </table:table-cell>
          <table:table-cell office:value-type="string" calcext:value-type="string">
            <text:p>5ターンの あいだ ふしぎな ちからに まもられて じょうたい いじょうに ならなくな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office:value-type="string" calcext:value-type="string">
            <text:p>A full-power attack that grows more powerful the less the user likes its Trainer.</text:p>
          </table:table-cell>
          <table:table-cell office:value-type="string" calcext:value-type="string">
            <text:p>ふまんを はらすため ぜんりょくで あいてを こうげきする。なついて いないほど いりょくが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office:value-type="string" calcext:value-type="string">
            <text:p>A two-turn attack. The user gathers light, then blasts a bundled beam on the second turn.</text:p>
          </table:table-cell>
          <table:table-cell office:value-type="string" calcext:value-type="string">
            <text:p>1ターンめに ひかりを いっぱいに あつめ 2ターンめに ひかりの たばを はっしゃし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office:value-type="string" calcext:value-type="string">
            <text:p>The foe is slammed with a sturdy tail of steel. It may also lower the target's Defense stat if it hits.</text:p>
          </table:table-cell>
          <table:table-cell table:style-name="Default" office:value-type="string" calcext:value-type="string">
            <text:p>かたい しっぽで あいてを たたきつけて こうげきする。あいての ぼうぎょ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office:value-type="string" calcext:value-type="string">
            <text:p>A strong electric blast is loosed at the foe. It may also leave the foe paralyzed.</text:p>
          </table:table-cell>
          <table:table-cell office:value-type="string" calcext:value-type="string">
            <text:p>つよい でんげきを あいてに あびせて こうげきする。まひ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office:value-type="string" calcext:value-type="string">
            <text:p>A wicked thunderbolt is dropped on the foe to inflict damage. It may also leave the target paralyzed.</text:p>
          </table:table-cell>
          <table:table-cell office:value-type="string" calcext:value-type="string">
            <text:p>はげしい かみなりを あいてに おとして こうげきする。まひ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office:value-type="string" calcext:value-type="string">
            <text:p>The user sets off an earthquake that hits all the Pokémon in the battle.</text:p>
          </table:table-cell>
          <table:table-cell office:value-type="string" calcext:value-type="string">
            <text:p>じしんの しょうげきで まわりに いるものを すべて こうげきする。</text:p>
          </table:table-cell>
          <table:table-cell office:value-type="float" office:value="3000" calcext:value-type="float">
            <text:p>3000</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office:value-type="string" calcext:value-type="string">
            <text:p>A full-power attack that grows more powerful the more the user likes its Trainer.</text:p>
          </table:table-cell>
          <table:table-cell office:value-type="string" calcext:value-type="string">
            <text:p>トレーナーの ために ぜんりょくで あいてを こうげきする。なついて いるほど いりょくは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office:value-type="string" calcext:value-type="string">
            <text:p>The user burrows, then attacks on the second turn. It can also be used to exit dungeons.</text:p>
          </table:table-cell>
          <table:table-cell office:value-type="string" calcext:value-type="string">
            <text:p>1ターンめに もぐり 2ターンめで あいてを こうげきする。どうくつ などから だっしゅつも でき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office:value-type="string" calcext:value-type="string">
            <text:p>The foe is hit by a strong telekinetic force. It may also reduce the foe's Sp. Def stat.</text:p>
          </table:table-cell>
          <table:table-cell office:value-type="string" calcext:value-type="string">
            <text:p>つよい ねんりきを あいてに おくっ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office:value-type="string" calcext:value-type="string">
            <text:p>The user hurls a shadowy blob at the foe. It may also lower the foe's Sp. Def stat.</text:p>
          </table:table-cell>
          <table:table-cell office:value-type="string" calcext:value-type="string">
            <text:p>くろいかげの かたまりを なげつけ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office:value-type="string" calcext:value-type="string">
            <text:p>The user attacks with tough fists, etc. It can also break any barrier such as Light Screen and Reflect.</text:p>
          </table:table-cell>
          <table:table-cell office:value-type="string" calcext:value-type="string">
            <text:p>こぶしなどで こうげきする。ひかりのかべや リフレクターも はかいでき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office:value-type="string" calcext:value-type="string">
            <text:p>The user begins moving so quickly that it creates illusory copies to raise its evasiveness.</text:p>
          </table:table-cell>
          <table:table-cell table:style-name="Default" office:value-type="string" calcext:value-type="string">
            <text:p>すばやい うごきで ぶんしんを つくり あいてを まどわせて かいひりつを あげる。</text:p>
          </table:table-cell>
          <table:table-cell office:value-type="string" calcext:value-type="string">
            <text:p>null</text:p>
          </table:table-cell>
          <table:table-cell office:value-type="float" office:value="500" calcext:value-type="float">
            <text:p>50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office:value-type="string" calcext:value-type="string">
            <text:p>A wondrous wall of light is put up to suppress damage from physical attacks for five turns.</text:p>
          </table:table-cell>
          <table:table-cell office:value-type="string" calcext:value-type="string">
            <text:p>5ターンの あいだ ふしぎな かべで あいてから うける ぶつり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office:value-type="string" calcext:value-type="string">
            <text:p>The user strikes the foe with a quick jolt of electricity. This attack cannot be evaded.</text:p>
          </table:table-cell>
          <table:table-cell office:value-type="string" calcext:value-type="string">
            <text:p>でんげきを すばやく あいてに あびせる。 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office:value-type="string" calcext:value-type="string">
            <text:p>The foe is scorched with an intense blast of fire. The target may also be left with a burn.</text:p>
          </table:table-cell>
          <table:table-cell office:value-type="string" calcext:value-type="string">
            <text:p>はげしい ほのおを あいてに はっしゃして こうげきする。やけど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office:value-type="string" calcext:value-type="string">
            <text:p>Unsanitary sludge is hurled at the foe. It may also poison the target.</text:p>
          </table:table-cell>
          <table:table-cell office:value-type="string" calcext:value-type="string">
            <text:p>きたない ヘドロを あいてに なげつけて こうげきする。あいてを どく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office:value-type="string" calcext:value-type="string">
            <text:p>A five-turn sandstorm is summoned to hurt all combatants except the Rock, Ground, and Steel types.</text:p>
          </table:table-cell>
          <table:table-cell table:style-name="Default" office:value-type="string" calcext:value-type="string">
            <text:p>5ターンの あいだ すなあらしで いわ じめん はがねタイプ いがいの ポケモン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style-name="Default" office:value-type="string" calcext:value-type="string">
            <text:p>The foe is attacked with an intense blast of all-consuming fire. It may also leave the target with a burn.</text:p>
          </table:table-cell>
          <table:table-cell office:value-type="string" calcext:value-type="string">
            <text:p>だいのじの ほのおで あいてを やきつくす。やけど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office:value-type="string" calcext:value-type="string">
            <text:p>Large boulders are hurled at the foe to inflict damage. It lowers the foe's Speed.</text:p>
          </table:table-cell>
          <table:table-cell office:value-type="string" calcext:value-type="string">
            <text:p>がんせきを なげつけて こうげきする。あいての うごきを ふうじることで すばやさを さ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office:value-type="string" calcext:value-type="string">
            <text:p>The user confounds the foe with speed, then strikes. The attack lands without fail.</text:p>
          </table:table-cell>
          <table:table-cell office:value-type="string" calcext:value-type="string">
            <text:p>すばやい うごきで あいてを ほんろうして きりつける。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office:value-type="string" calcext:value-type="string">
            <text:p>The user torments and enrages the foe, making it incapable of using the same move twice in a row.</text:p>
          </table:table-cell>
          <table:table-cell office:value-type="string" calcext:value-type="string">
            <text:p>いちゃもんを つけて おなじ わざを 2かい れんぞくで だせなくす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office:value-type="string" calcext:value-type="string">
            <text:p>An attack move that doubles its power if the user is poisoned, paralyzed, or has a burn.</text:p>
          </table:table-cell>
          <table:table-cell office:value-type="string" calcext:value-type="string">
            <text:p>じぶんが どく まひ やけど じょうたいの とき くりだすと わざの いりょくが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office:value-type="string" calcext:value-type="string">
            <text:p>An attack move with effects that vary depending on the user's environment.</text:p>
          </table:table-cell>
          <table:table-cell office:value-type="string" calcext:value-type="string">
            <text:p>ひみつの ちからで こうげきする。つかう ばしょで ついかこうかが へんか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office:value-type="string" calcext:value-type="string">
            <text:p>The user goes to sleep for two turns. It fully restores the user's HP and heals any status problem.</text:p>
          </table:table-cell>
          <table:table-cell table:style-name="Default" office:value-type="string" calcext:value-type="string">
            <text:p>2ターンの あいだ ねむり つづける。HPと からだの いじょうを すべて かいふくす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6000" calcext:value-type="float">
            <text:p>6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office:value-type="string" calcext:value-type="string">
            <text:p>If it is the opposite gender of the user, the foe becomes infatuated and less likely to attack.</text:p>
          </table:table-cell>
          <table:table-cell office:value-type="string" calcext:value-type="string">
            <text:p>♂なら♀を ♀なら♂を ゆうわくして メロメロに する。あいては わざが だしにくく なる。</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office:value-type="string" calcext:value-type="string">
            <text:p>The user attacks and steals the foe's held item simultaneously. It can't steal if the user holds an item.</text:p>
          </table:table-cell>
          <table:table-cell office:value-type="string" calcext:value-type="string">
            <text:p>こうげきと どうじに どうぐを ぬすむ。じぶんが どうぐを もっている ばあいは ぬすめ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office:value-type="string" calcext:value-type="string">
            <text:p>The foe is hit with wings of steel. It may also raise the user's Defense stat.</text:p>
          </table:table-cell>
          <table:table-cell office:value-type="string" calcext:value-type="string">
            <text:p>かたい つばさを あいてに たたきつけて こうげきする。じぶんの ぼうぎょ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office:value-type="string" calcext:value-type="string">
            <text:p>The user employs its psychic power to exchange abilities with the foe.</text:p>
          </table:table-cell>
          <table:table-cell office:value-type="string" calcext:value-type="string">
            <text:p>ちょうのうりょくで じぶんの とくせいと あいての とくせいを いれかえ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office:value-type="string" calcext:value-type="string">
            <text:p>The user steals the effects of any healing or status-changing move the foe attempts to use.</text:p>
          </table:table-cell>
          <table:table-cell office:value-type="string" calcext:value-type="string">
            <text:p>あいてが つかおうとした かいふくわざや のうりょく へんかの わざを うばって じぶんに つかう。</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office:value-type="string" calcext:value-type="string">
            <text:p>The user attacks the foe at full power using fiery energy. It also sharply reduces the user's Sp. Atk.</text:p>
          </table:table-cell>
          <table:table-cell office:value-type="string" calcext:value-type="string">
            <text:p>フルパワーで ほのおの こうげき。つかったあと じぶんの とくこうは がくっと さが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office:value-type="string" calcext:value-type="string">
            <text:p>The user lands and rests its body. It restores the user's HP by up to half of its max HP.</text:p>
          </table:table-cell>
          <table:table-cell office:value-type="string" calcext:value-type="string">
            <text:p>じめんに おりて からだを やすめる。 さいだい HPの はんぶんだけ HPを かいふく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office:value-type="string" calcext:value-type="string">
            <text:p>The user attacks at full power. It may also lower the foe's Sp. Def stat if it hits.</text:p>
          </table:table-cell>
          <table:table-cell office:value-type="string" calcext:value-type="string">
            <text:p>こんしんの ちからで こうげきする。あたった あいての とくぼうを さげ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office:value-type="string" calcext:value-type="string">
            <text:p>The user draws power from nature and fires it at the foe. It may also lower the target's Sp. Def.</text:p>
          </table:table-cell>
          <table:table-cell office:value-type="string" calcext:value-type="string">
            <text:p>しぜんから いのちの ちからを あつめて はっしゃ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office:value-type="string" calcext:value-type="string">
            <text:p>A restrained attack that prevents the foe from fainting. The target is left with at least 1 HP.</text:p>
          </table:table-cell>
          <table:table-cell office:value-type="string" calcext:value-type="string">
            <text:p>あいての HPが かならず 1だけ のこる ように てかげん して こうげきす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office:value-type="string" calcext:value-type="string">
            <text:p>If the foe's HP is down to under half, this attack will hit with double the power.</text:p>
          </table:table-cell>
          <table:table-cell table:style-name="Default" office:value-type="string" calcext:value-type="string">
            <text:p>あいてが HPの はんぶん くらい きずを おっていると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office:value-type="string" calcext:value-type="string">
            <text:p>The user flings its held item at the foe to attack. Its power and effects depend on the item.</text:p>
          </table:table-cell>
          <table:table-cell office:value-type="string" calcext:value-type="string">
            <text:p>もたせた どうぐを すばやく なげつけて こうげきする。 どうぐで いりょくと こうか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office:value-type="string" calcext:value-type="string">
            <text:p>The user attacks with an electric charge. The user may use any remaining electricity to raise its Sp. Atk stat.</text:p>
          </table:table-cell>
          <table:table-cell office:value-type="string" calcext:value-type="string">
            <text:p>でんげきの たばを あいてに はっしゃする。でんきを ためて じぶんの とくこうを あ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office:value-type="string" calcext:value-type="string">
            <text:p>The user endures any attack, leaving 1 HP. Its chance of failing rises if it is used in succession.</text:p>
          </table:table-cell>
          <table:table-cell office:value-type="string" calcext:value-type="string">
            <text:p>こうげきを うけても HPを かならず 1だけ のこせる。れんぞくで だすと しっぱい しやすい。</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office:value-type="string" calcext:value-type="string">
            <text:p>The foe is attacked with a shock wave generated by the user's gaping mouth.</text:p>
          </table:table-cell>
          <table:table-cell office:value-type="string" calcext:value-type="string">
            <text:p>おおきな くちから しょうげきはを まきおこして あいてを こうげきす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office:value-type="string" calcext:value-type="string">
            <text:p>An energy-draining punch. The user's HP is restored by half the damage taken by the target.</text:p>
          </table:table-cell>
          <table:table-cell office:value-type="string" calcext:value-type="string">
            <text:p>こぶしから あいての ちからを すいとる。あたえた ダメージの はんぶんの HPを かいふく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office:value-type="string" calcext:value-type="string">
            <text:p>The user shoots a sinister, bluish white flame at the foe to inflict a burn.</text:p>
          </table:table-cell>
          <table:table-cell office:value-type="string" calcext:value-type="string">
            <text:p>ぶきみで あやしい ほのおを はなって あいてを やけどの じょうたいに す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office:value-type="string" calcext:value-type="string">
            <text:p>The foe is attacked with powdery scales blown by wind. It may also raise all the user's stats.</text:p>
          </table:table-cell>
          <table:table-cell office:value-type="string" calcext:value-type="string">
            <text:p>かぜに りんぷんを のせて こうげきする。 じぶんの すべての のうりょく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office:value-type="string" calcext:value-type="string">
            <text:p>It prevents the foe from using its held item. Its Trainer is also prevented from using items on it.</text:p>
          </table:table-cell>
          <table:table-cell office:value-type="string" calcext:value-type="string">
            <text:p>もたせた どうぐを つかえなくする。トレーナーも その ポケモンには どうぐを つかえ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office:value-type="string" calcext:value-type="string">
            <text:p>The user explodes to inflict damage on all Pokémon in battle. The user faints upon using this move.</text:p>
          </table:table-cell>
          <table:table-cell office:value-type="string" calcext:value-type="string">
            <text:p>おおきな ばくはつを おこして まわりを まきこみ こうげきする。つかったあと ひんしに 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office:value-type="string" calcext:value-type="string">
            <text:p>The user slashes with a sharp claw made from shadows. It has a high critical-hit ratio.</text:p>
          </table:table-cell>
          <table:table-cell office:value-type="string" calcext:value-type="string">
            <text:p>かげから つくった するどい ツメで あいてを きりさく。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office:value-type="string" calcext:value-type="string">
            <text:p>The user stores power, then attacks. If the user can use this attack after the foe, its power is doubled.</text:p>
          </table:table-cell>
          <table:table-cell office:value-type="string" calcext:value-type="string">
            <text:p>ためこんで こうげき。 あいてより あとに こうげき できると わざの いりょくは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office:value-type="string" calcext:value-type="string">
            <text:p>The user recycles a single-use item that has been used in battle so it can be used again.</text:p>
          </table:table-cell>
          <table:table-cell office:value-type="string" calcext:value-type="string">
            <text:p>せんとうちゅうに つかって なくなった じぶんの もちものを さいせい させて つかえるように す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office:value-type="string" calcext:value-type="string">
            <text:p>The user charges the foe using every bit of its power. It must rest on the next turn to recover.</text:p>
          </table:table-cell>
          <table:table-cell office:value-type="string" calcext:value-type="string">
            <text:p>もてる ちからの すべてを あつめて とつげきする。つぎの ターン はんどうで うごけなくなる。</text:p>
          </table:table-cell>
          <table:table-cell office:value-type="string" calcext:value-type="string">
            <text:p>null</text:p>
          </table:table-cell>
          <table:table-cell office:value-type="float" office:value="3750" calcext:value-type="float">
            <text:p>3750</text:p>
          </table:table-cell>
          <table:table-cell office:value-type="string" calcext:value-type="string">
            <text:p>null</text:p>
          </table:table-cell>
          <table:table-cell office:value-type="float" office:value="15000" calcext:value-type="float">
            <text:p>1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office:value-type="string" calcext:value-type="string">
            <text:p>The user polishes its body to reduce drag. It sharply raises the Speed stat.</text:p>
          </table:table-cell>
          <table:table-cell office:value-type="string" calcext:value-type="string">
            <text:p>からだを みがいて くうきの ていこうを すくなくする。すばやさを ぐーんと あげることが でき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office:value-type="string" calcext:value-type="string">
            <text:p>The user flashes a light that cuts the foe's accuracy. It can also be used to illuminate caves.</text:p>
          </table:table-cell>
          <table:table-cell office:value-type="string" calcext:value-type="string">
            <text:p>ひかりで あいての めいちゅうりつを さげる。くらい どうくつも あかるく てらせ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office:value-type="string" calcext:value-type="string">
            <text:p>The user stabs the foe with a sharpened stone from below. It has a high critical-hit ratio.</text:p>
          </table:table-cell>
          <table:table-cell office:value-type="string" calcext:value-type="string">
            <text:p>とがった いわを あいてに つきさして こうげきする。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office:value-type="string" calcext:value-type="string">
            <text:p>An attack move that inflicts double the damage if the user has been hurt by the foe in the same turn.</text:p>
          </table:table-cell>
          <table:table-cell office:value-type="string" calcext:value-type="string">
            <text:p>あいてから わざを うけていると そのあいてに たいして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office:value-type="string" calcext:value-type="string">
            <text:p>A weak electric charge is launched at the foe. It causes paralysis if it hits.</text:p>
          </table:table-cell>
          <table:table-cell office:value-type="string" calcext:value-type="string">
            <text:p>その ターンでは ボルテージが へらなく な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office:value-type="string" calcext:value-type="string">
            <text:p>The user tackles the foe from a high-speed spin. The slower the user, the greater the damage.</text:p>
          </table:table-cell>
          <table:table-cell office:value-type="string" calcext:value-type="string">
            <text:p>からだを こうそくに かいてん させて たいあたりする。 あいてより すばやさが おそいほど つよい。</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office:value-type="string" calcext:value-type="string">
            <text:p>A frenetic dance to uplift the fighting spirit. It sharply raises the user's Attack stat.</text:p>
          </table:table-cell>
          <table:table-cell table:style-name="Default" office:value-type="string" calcext:value-type="string">
            <text:p>たたかいのまいを はげしく おどって きあいを たかめる。じぶんの こうげきを ぐーんと あげる。</text:p>
          </table:table-cell>
          <table:table-cell office:value-type="string" calcext:value-type="string">
            <text:p>null</text:p>
          </table:table-cell>
          <table:table-cell office:value-type="float" office:value="750" calcext:value-type="float">
            <text:p>75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office:value-type="string" calcext:value-type="string">
            <text:p>The user lays a trap of levitating stones around the foe. The trap hurts foes that switch into battle.</text:p>
          </table:table-cell>
          <table:table-cell office:value-type="string" calcext:value-type="string">
            <text:p>あいての まわりに むすうの いわを うかべて こうたいで でてきた ポケモンに ダメージを あたえ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office:value-type="string" calcext:value-type="string">
            <text:p>The user hypnotizes itself into copying any stat change made by the foe.</text:p>
          </table:table-cell>
          <table:table-cell office:value-type="string" calcext:value-type="string">
            <text:p>じぶんに あんじを かけることで のうりょく へんかの じょうたいを あいてと おなじにす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office:value-type="string" calcext:value-type="string">
            <text:p>If it is the opposite gender of the user, the foe is charmed into sharply lowering its Sp. Atk stat.</text:p>
          </table:table-cell>
          <table:table-cell office:value-type="string" calcext:value-type="string">
            <text:p>♂なら♀を ♀なら♂を ゆうわくして あいての とくこうを がくっと さげ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office:value-type="string" calcext:value-type="string">
            <text:p>The user releases a horrible aura imbued with dark thoughts. It may also make the target flinch.</text:p>
          </table:table-cell>
          <table:table-cell table:style-name="Default" office:value-type="string" calcext:value-type="string">
            <text:p>からだから あくいに みちた おそろしい オーラを はっする。あいてを ひるませる ことが あ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style-name="Default" office:value-type="string" calcext:value-type="string">
            <text:p>Large boulders are hurled at the foe to inflict damage. It may also make the target flinch.</text:p>
          </table:table-cell>
          <table:table-cell office:value-type="string" calcext:value-type="string">
            <text:p>おおきな いわを はげしく ぶつけて こうげきする。あいてを ひるませる 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office:value-type="string" calcext:value-type="string">
            <text:p>The user slashes at the foe by crossing its scythes or claws as if they were a pair of scissors.</text:p>
          </table:table-cell>
          <table:table-cell office:value-type="string" calcext:value-type="string">
            <text:p>カマや ツメを ハサミのように こうさ させながら あいてを きりさく。</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office:value-type="string" calcext:value-type="string">
            <text:p>While it is asleep, the user randomly uses one of the moves it knows.</text:p>
          </table:table-cell>
          <table:table-cell office:value-type="string" calcext:value-type="string">
            <text:p>じぶんが おぼえている わざの うち どれか 1つを くりだす。 じぶんが ねている ときだけ つかえ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office:value-type="string" calcext:value-type="string">
            <text:p>The user draws power from the Berry it is holding to attack. The Berry determines its type and power.</text:p>
          </table:table-cell>
          <table:table-cell office:value-type="string" calcext:value-type="string">
            <text:p>きのみから ちからを もらい こうげきする。もたせた きのみで わざの タイプと いりょくが かわ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office:value-type="string" calcext:value-type="string">
            <text:p>The foe is stabbed with a tentacle or arm steeped with poison. It may also poison the foe.</text:p>
          </table:table-cell>
          <table:table-cell office:value-type="string" calcext:value-type="string">
            <text:p>どくに そまった しょくしゅや うでで あいてを つきさす。どく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office:value-type="string" calcext:value-type="string">
            <text:p>An attack that works only on a sleeping foe. It absorbs half the damage caused to heal the user's HP.</text:p>
          </table:table-cell>
          <table:table-cell office:value-type="string" calcext:value-type="string">
            <text:p>ねている あいての ゆめを たべて こうげきする。ダメージの はんぶん HPを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office:value-type="string" calcext:value-type="string">
            <text:p>The user snares the foe with grass and trips it. The heavier the foe, the greater the damage.</text:p>
          </table:table-cell>
          <table:table-cell office:value-type="string" calcext:value-type="string">
            <text:p>くさを からませて あいてを ころばせる。あいてが おもいほど いりょくが あ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office:value-type="string" calcext:value-type="string">
            <text:p>The user enrages the foe into confusion. However, it also sharply raises the foe's Attack stat.</text:p>
          </table:table-cell>
          <table:table-cell office:value-type="string" calcext:value-type="string">
            <text:p>あいてを おこらせて こんらん させる。いかりで あいての こうげきは ぐーんと あがってしまう。</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office:value-type="string" calcext:value-type="string">
            <text:p>The user pecks the foe. If the foe is holding a Berry, the user plucks it and gains its effect.</text:p>
          </table:table-cell>
          <table:table-cell office:value-type="string" calcext:value-type="string">
            <text:p>くちばしで こうげき。あいてが きのみを もっているとき ついばんで きのみの こうかを うけら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office:value-type="string" calcext:value-type="string">
            <text:p>After making its attack, the user rushes back to switch places with a party Pokémon in waiting.</text:p>
          </table:table-cell>
          <table:table-cell table:style-name="Default" office:value-type="string" calcext:value-type="string">
            <text:p>こうげき したあと ものすごい スピードで もどってきて ひかえ ポケモンと いれかわ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office:value-type="string" calcext:value-type="string">
            <text:p>The user makes a copy of itself using some of its HP. The copy serves as the user's decoy.</text:p>
          </table:table-cell>
          <table:table-cell office:value-type="string" calcext:value-type="string">
            <text:p>じぶんの HPを すこし けずって ぶんしんを だす。ぶんしんは じぶんの みがわりに な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office:value-type="string" calcext:value-type="string">
            <text:p>The user gathers all its light energy and releases it in one shot. It may also lower the foe's Sp. Def stat.</text:p>
          </table:table-cell>
          <table:table-cell office:value-type="string" calcext:value-type="string">
            <text:p>からだの ひかりを いってんに あつめて ちからを はなつ。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office:value-type="string" calcext:value-type="string">
            <text:p>The user creates a bizarre space in which slower Pokémon get to move first for five turns.</text:p>
          </table:table-cell>
          <table:table-cell office:value-type="string" calcext:value-type="string">
            <text:p>まかふしぎな くうかんを つくる。5ターンの あいだ おそい ポケモンから こうどう でき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office:value-type="string" calcext:value-type="string">
            <text:p>The foe is cut with a scythe or a claw. It can also be used to cut down thin trees.</text:p>
          </table:table-cell>
          <table:table-cell office:value-type="string" calcext:value-type="string">
            <text:p>カマや ツメなどで あいてを きりつけて こうげきする。ほそいき なども き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office:value-type="string" calcext:value-type="string">
            <text:p>The user soars, then strikes on the second turn. It can also be used to fly to any familiar town.</text:p>
          </table:table-cell>
          <table:table-cell office:value-type="string" calcext:value-type="string">
            <text:p>1ターンめで そらへ とび 2ターンめに こうげきする。しっている まちに とぶ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office:value-type="string" calcext:value-type="string">
            <text:p>It swamps the entire battlefield with a giant wave. It can also be used to cross water.</text:p>
          </table:table-cell>
          <table:table-cell office:value-type="string" calcext:value-type="string">
            <text:p>おおきな なみで まわりに いるものを すべて こうげきする。みずの うえも およいで すすめ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office:value-type="string" calcext:value-type="string">
            <text:p>The foe is slugged with a punch thrown at maximum power. It can also be used to move boulders.</text:p>
          </table:table-cell>
          <table:table-cell office:value-type="string" calcext:value-type="string">
            <text:p>こんしんの ちからで あいてを なぐりつけて こうげきする。おもい いわを おす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office:value-type="string" calcext:value-type="string">
            <text:p>Traps foes in a violent swirling whirlpool. It can also be used to traverse whirlpools.</text:p>
          </table:table-cell>
          <table:table-cell office:value-type="string" calcext:value-type="string">
            <text:p>はげしく うずまく みずの なかに あいてを とじこめて こうげきする。 うずのうえを とお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office:value-type="string" calcext:value-type="string">
            <text:p>The user slugs the foe with a shattering punch. It can also smash cracked boulders.</text:p>
          </table:table-cell>
          <table:table-cell office:value-type="string" calcext:value-type="string">
            <text:p>いわを くだくような パンチで あいてを こうげきする。ひびわれた いわも こわせ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office:value-type="string" calcext:value-type="string">
            <text:p>The user charges the foe at an awesome speed. It can also be used to climb a waterfall.</text:p>
          </table:table-cell>
          <table:table-cell office:value-type="string" calcext:value-type="string">
            <text:p>すごい いきおいで あいてに つっこみ こうげきする。ながれおちる たきも およいで のぼれ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office:value-type="string" calcext:value-type="string">
            <text:p>A charging attack that may also leave the foe confused. It can also be used to scale rocky walls.</text:p>
          </table:table-cell>
          <table:table-cell office:value-type="string" calcext:value-type="string">
            <text:p>とっしん こうげきで あいてを こんらん させることが ある。ごつごつした かべを のぼ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5-01-24T15:37:55.319563729</dc:date>
    <meta:editing-duration>P1DT3H52M48S</meta:editing-duration>
    <meta:editing-cycles>107</meta:editing-cycles>
    <meta:generator>LibreOffice/7.3.7.2$Linux_X86_64 LibreOffice_project/30$Build-2</meta:generator>
    <meta:document-statistic meta:table-count="1" meta:cell-count="7695" meta:object-count="0"/>
  </office:meta>
</office:document-meta>
</file>